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7d31" officeooo:paragraph-rsid="000f7d31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student(rollno int,name varchar(20),course varchar(20));</text:p>
      <text:p text:style-name="P1">Query OK, 0 rows affected (0.81 sec)</text:p>
      <text:p text:style-name="P1"/>
      <text:p text:style-name="P1">mysql&gt; insert into student values(1,'Ammu','MCA');</text:p>
      <text:p text:style-name="P1">Query OK, 1 row affected (0.12 sec)</text:p>
      <text:p text:style-name="P1"/>
      <text:p text:style-name="P1">mysql&gt; insert into student values(2,'Amal','MCA');</text:p>
      <text:p text:style-name="P1">Query OK, 1 row affected (0.04 sec)</text:p>
      <text:p text:style-name="P1"/>
      <text:p text:style-name="P1">mysql&gt; insert into student values(3,'Anju','MCA');</text:p>
      <text:p text:style-name="P1">Query OK, 1 row affected (0.03 sec)</text:p>
      <text:p text:style-name="P1"/>
      <text:p text:style-name="P1">mysql&gt; insert into student values(4,'Anet','MCA');</text:p>
      <text:p text:style-name="P1">Query OK, 1 row affected (0.10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 <text:s text:c="8"/></text:p>
      <text:p text:style-name="P1"/>
      <text:p text:style-name="P1">mysql&gt; start transaction;</text:p>
      <text:p text:style-name="P1">Query OK, 0 rows affected (0.00 sec)</text:p>
      <text:p text:style-name="P1"/>
      <text:p text:style-name="P1">mysql&gt; savepoint a;</text:p>
      <text:p text:style-name="P1">Query OK, 0 rows affected (0.00 sec)</text:p>
      <text:p text:style-name="P1"/>
      <text:p text:style-name="P1">mysql&gt; insert into student values(5,'Arun','MCA');</text:p>
      <text:p text:style-name="P1">Query OK, 1 row affected (0.00 sec)</text:p>
      <text:p text:style-name="P1"/>
      <text:p text:style-name="P1">mysql&gt; rollback to a;</text:p>
      <text:p text:style-name="P1">Query OK, 0 rows affected (0.04 sec)</text:p>
      <text:p text:style-name="P1"/>
      <text:p text:style-name="P1">mysql&gt; select * from student;</text:p>
      <text:p text:style-name="P1"><text:soft-page-break/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</text:p>
      <text:p text:style-name="P1">4 rows in set (0.00 sec)</text:p>
      <text:p text:style-name="P1"/>
      <text:p text:style-name="P1">mysql&gt; commit;</text:p>
      <text:p text:style-name="P1">Query OK, 0 rows affected (0.00 sec)</text:p>
      <text:p text:style-name="P1"/>
      <text:p text:style-name="P1">mysql&gt; insert into student values(6,'Aman','MCA');</text:p>
      <text:p text:style-name="P1">Query OK, 1 row affected (0.04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| <text:s text:c="5"/>6 | Aman | MCA <text:s text:c="3"/>|</text:p>
      <text:p text:style-name="P1">+--------+------+--------+</text:p>
      <text:p text:style-name="P1">5 rows in set (0.00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4:27:14.869221134</meta:creation-date>
    <dc:date>2024-02-27T14:32:15.602426889</dc:date>
    <meta:editing-duration>PT5M1S</meta:editing-duration>
    <meta:editing-cycles>1</meta:editing-cycles>
    <meta:document-statistic meta:table-count="0" meta:image-count="0" meta:object-count="0" meta:page-count="2" meta:paragraph-count="52" meta:word-count="301" meta:character-count="1639" meta:non-whitespace-character-count="1304"/>
    <meta:generator>LibreOffice/5.1.6.2$Linux_X86_64 LibreOffice_project/10m0$Build-2</meta:generator>
  </office:meta>
</office:document-meta>
</file>